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 style:master-page-name="">
      <style:table-properties style:width="6.2569in" fo:margin-left="-0.1285in" style:page-number="auto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="none"/>
    </style:style>
    <style:style style:name="Table10.B1" style:family="table-cell">
      <style:table-cell-properties fo:padding="0.0382in" fo:border="none"/>
    </style:style>
    <style:style style:name="Table10.B2" style:family="table-cell">
      <style:table-cell-properties fo:padding="0.0382in" fo:border="none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1.B1" style:family="table-cell">
      <style:table-cell-properties fo:padding="0.0382in" fo:border="0.05pt solid #e6e6e6"/>
    </style:style>
    <style:style style:name="Table11.A2" style:family="table-cell">
      <style:table-cell-properties fo:padding="0.0382in" fo:border-left="0.05pt solid #e6e6e6" fo:border-right="none" fo:border-top="none" fo:border-bottom="0.05pt solid #e6e6e6"/>
    </style:style>
    <style:style style:name="Table11.B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05pt solid #e6e6e6" fo:border-right="none" fo:border-top="0.05pt solid #e6e6e6" fo:border-bottom="0.05pt solid #e6e6e6"/>
    </style:style>
    <style:style style:name="Table13.B1" style:family="table-cell">
      <style:table-cell-properties fo:padding="0.0382in" fo:border="0.05pt solid #e6e6e6"/>
    </style:style>
    <style:style style:name="Table13.A2" style:family="table-cell">
      <style:table-cell-properties fo:padding="0.0382in" fo:border-left="0.05pt solid #e6e6e6" fo:border-right="none" fo:border-top="none" fo:border-bottom="0.05pt solid #e6e6e6"/>
    </style:style>
    <style:style style:name="Table13.B2" style:family="table-cell">
      <style:table-cell-properties fo:padding="0.0382in" fo:border-left="0.05pt solid #e6e6e6" fo:border-right="0.05pt solid #e6e6e6" fo:border-top="none" fo:border-bottom="0.0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7" style:family="paragraph" style:parent-style-name="Standard">
      <style:text-properties fo:font-size="11pt" style:font-size-asian="11pt" style:font-size-complex="11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9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34" style:family="paragraph" style:parent-style-name="Standard" style:list-style-name="WW8Num3">
      <style:paragraph-properties fo:text-align="justify" style:justify-single-word="false"/>
      <style:text-properties fo:font-style="normal" style:font-style-asian="normal" style:font-style-complex="normal"/>
    </style:style>
    <style:style style:name="P35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7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39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40" style:family="paragraph" style:parent-style-name="Standard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41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42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44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ext:p text:style-name="P14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22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 table:number-columns-repeated="12"/>
        <table:table-column table:style-name="Table2.M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M1" office:value-type="string">
            <text:p text:style-name="P4"/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3"><text:span text:style-name="T1">Název projektu </text:span><text:span text:style-name="T1">česky</text:span></text:p>
          </table:table-cell>
          <table:table-cell table:style-name="Table3.B1" office:value-type="string">
            <text:p text:style-name="P4"/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42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3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7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12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2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12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448533441" text:style-name="WW8Num3">
              <text:list-item>
                <text:p text:style-name="P25">Řešená úloha je ověření, za jakých iniciálních podmínek splňuje dynamický systém danou temporální vlastnost. Výchozím bodem je algoritmus prezentovaný v [2] a dále rozšířen na základě [1]. <text:s/>Problém byl rozdělen na podúkoly a jim příslušné moduly:</text:p>
                <text:list>
                  <text:list-item>
                    <text:p text:style-name="P25">simulace systému diferenciálních rovnic,</text:p>
                  </text:list-item>
                  <text:list-item>
                    <text:p text:style-name="P25">detekce cyklu,</text:p>
                  </text:list-item>
                  <text:list-item>
                    <text:p text:style-name="P25">monitoring temporální vlastnosti,</text:p>
                  </text:list-item>
                  <text:list-item>
                    <text:p text:style-name="P25">určování vzdálenosti mezi trajektoriemi chování</text:p>
                  </text:list-item>
                  <text:list-item>
                    <text:p text:style-name="P25">zahušťování prostoru iniciálních podmínek.</text:p>
                  </text:list-item>
                </text:list>
                <text:p text:style-name="P37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8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5">Projekt si klade za úkol vytvořit nástroj pro analýzu dynamických systémů pocházejících zejména z oblasti biologie. Projekt je vypracováván v návaznosti na výzkum vedený v Laboratoři systémové biologie (Sybila). Cílem v kontextu laboratoře je vytvořit platformu pro jednoduchou implementaci výsledků výzkumu a jejich přenos do praxe.</text:p>
                <text:p text:style-name="P41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41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p>
                <text:list>
                  <text:list-item>
                    <text:p text:style-name="P25">zobrazení výsledků analýzy,</text:p>
                  </text:list-item>
                  <text:list-item>
                    <text:p text:style-name="P25">sdružení a správa modelů, vlastností a výsledků.</text:p>
                  </text:list-item>
                </text:list>
                <text:p text:style-name="P41">Po úspěšné integraci jednotlivých modulů bude nutné se zaměřit na akceleraci výpočtu. Na základě naměřených dat se rozhodne, zda se bude akcelerovat nějaký z modulů samostatně např. za použití technologie CUDA, nebo zda se výpočet bude spouštět v distribuovaném prostředí např. pomocí frameworku Hadoop.</text:p>
                <text:p text:style-name="P39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antaci a tutoriál. Program bude licencován pod GNU GPL, jejíž volnost by měla podpořit rozšiřování nástroje třetí stranou.</text:span></text:p>
              </text:list-item>
            </text:list>
            <text:p text:style-name="P40"/>
            <text:p text:style-name="P40"/>
            <text:p text:style-name="P40"/>
            <text:p text:style-name="P40"/>
            <text:list xml:id="list617723244" text:continue-list="list448533441" text:style-name="WW8Num3">
              <text:list-item text:start-value="3">
                <text:p text:style-name="P34"><text:soft-page-break/></text:p>
                <text:list>
                  <text:list-item>
                    <text:p text:style-name="P29">duben, květen</text:p>
                    <text:p text:style-name="P31">Základní pracovní náplní bude integrace a dopisování modulů. Výstupem bude prototyp nástroje spustitelný z příkazového řádku.</text:p>
                    <text:p text:style-name="P31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2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1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2137141026" text:continue-numbering="true" text:style-name="WW8Num3">
              <text:list-header>
                <text:p text:style-name="P35"/>
                <text:list>
                  <text:list-item text:start-value="2">
                    <text:p text:style-name="P30">červen, červenec</text:p>
                    <text:p text:style-name="P31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31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204690187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srpen, září, říjen</text:p>
                    <text:p text:style-name="P31">Třetí etapa bude věnována návrhu a implementaci GUI společně s optimalizací časově náročných častí výpočtu. Optimalizace bude přitom vycházet z výsledků profilování. Na konci etapy bude nástroj vykazovat většinu navrhované funkcionality.</text:p>
                    <text:p text:style-name="P31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A1" office:value-type="string">
                  <text:p text:style-name="P2">návrh optimalizace výpočtu a její implementace</text:p>
                </table:table-cell>
              </table:table-row>
              <table:table-row>
                <table:table-cell table:style-name="Table12.A1" office:value-type="string">
                  <text:p text:style-name="P2">Tomáš Vejpustek</text:p>
                </table:table-cell>
                <table:table-cell table:style-name="Table12.A1" office:value-type="string">
                  <text:p text:style-name="P2">návrh a implementace GUI</text:p>
                </table:table-cell>
              </table:table-row>
            </table:table>
            <text:list xml:id="list100157736" text:continue-numbering="true" text:style-name="WW8Num3">
              <text:list-item>
                <text:list>
                  <text:list-header>
                    <text:p text:style-name="P31"/>
                  </text:list-header>
                  <text:list-item>
                    <text:p text:style-name="P29">listopad, prosinec</text:p>
                    <text:p text:style-name="P31">Proběhne vyhodnocení optimalizace, testování a dokončování nástroje. Zároveň bude vytvořena uživatelská dokumentace. Dosažené výsledky budou shrnuty v závěrečné technické zprávě.</text:p>
                    <text:p text:style-name="P32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p text:style-name="P44">Reference</text:p>
            <text:list xml:id="list1804007045" text:continue-list="list100157736" text:style-name="WW8Num3">
              <text:list-item text:start-value="1">
                <text:p text:style-name="P36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45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45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45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45"><text:bookmark text:name="text3"/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 </text:span></text:p>
              </text:list-item>
            </text:list>
          </table:table-cell>
        </table:table-row>
      </table:table>
      <text:p text:style-name="P3"/>
      <text:p text:style-name="P3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3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3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3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9">Souhlas garanta</text:p>
      <text:p text:style-name="P9"/>
      <text:p text:style-name="P19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2T16:45:36</dc:date>
    <meta:print-date>2008-04-24T10:38:00</meta:print-date>
    <meta:editing-cycles>12</meta:editing-cycles>
    <meta:editing-duration>PT24M31S</meta:editing-duration>
    <meta:generator>LibreOffice/3.4$Unix LibreOffice_project/340m1$Build-402</meta:generator>
    <meta:document-statistic meta:table-count="13" meta:image-count="0" meta:object-count="0" meta:page-count="5" meta:paragraph-count="96" meta:word-count="1128" meta:character-count="8620" meta:non-whitespace-character-count="7423"/>
    <meta:user-defined meta:name="Info 1"/>
    <meta:user-defined meta:name="Info 2"/>
    <meta:user-defined meta:name="Info 3"/>
    <meta:user-defined meta:name="Info 4"/>
  </office:meta>
</office:document-meta>
</file>